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5.75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33mm"/>
    </style:style>
    <style:style style:name="co6" style:family="table-column">
      <style:table-column-properties fo:break-before="auto" style:column-width="12.72mm"/>
    </style:style>
    <style:style style:name="co7" style:family="table-column">
      <style:table-column-properties fo:break-before="auto" style:column-width="15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Champ_20_de_20_la_20_table_20_dynamique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Catégorie_20_de_20_la_20_table_20_dynamique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</style:style>
    <style:style style:name="ce38" style:family="table-cell" style:parent-style-name="Titre_20_de_20_la_20_table_20_dynamique" style:data-style-name="N0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Coin_20_de_20_la_20_table_20_dynamique">
      <style:table-cell-properties fo:border-bottom="none" fo:border-left="2.01pt solid #000000" fo:border-right="0.99pt solid #000000" fo:border-top="2.01pt solid #000000"/>
    </style:style>
    <style:style style:name="ce40" style:family="table-cell" style:parent-style-name="Catégorie_20_de_20_la_20_table_20_dynamique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Valeur_20_de_20_la_20_table_20_dynamique">
      <style:table-cell-properties fo:border-bottom="0.99pt solid #000000" fo:border-left="0.99pt solid #000000" fo:border-right="none" fo:border-top="none"/>
    </style:style>
    <style:style style:name="ce42" style:family="table-cell" style:parent-style-name="Valeur_20_de_20_la_20_table_20_dynamique" style:data-style-name="N0">
      <style:table-cell-properties fo:border-bottom="none" fo:border-left="0.99pt solid #000000" fo:border-right="none" fo:border-top="0.99pt solid #000000"/>
    </style:style>
    <style:style style:name="ce43" style:family="table-cell" style:parent-style-name="Valeur_20_de_20_la_20_table_20_dynamique" style:data-style-name="N0">
      <style:table-cell-properties fo:border-bottom="none" fo:border-left="0.99pt solid #000000" fo:border-right="none" fo:border-top="none"/>
    </style:style>
    <style:style style:name="ce44" style:family="table-cell" style:parent-style-name="Résultat_20_de_20_la_20_table_20_dynamique" style:data-style-name="N0">
      <style:table-cell-properties fo:border-bottom="2.01pt solid #000000" fo:border-left="0.99pt solid #000000" fo:border-right="none" fo:border-top="0.99pt solid #000000"/>
    </style:style>
    <style:style style:name="ce45" style:family="table-cell" style:parent-style-name="Champ_20_de_20_la_20_table_20_dynamique">
      <style:table-cell-properties fo:border-bottom="0.99pt solid #000000" fo:border-left="0.99pt solid #000000" fo:border-right="0.99pt solid #000000" fo:border-top="2.01pt solid #000000"/>
    </style:style>
    <style:style style:name="ce46" style:family="table-cell" style:parent-style-name="Catégorie_20_de_20_la_20_table_20_dynamique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Valeur_20_de_20_la_20_table_20_dynamique" style:data-style-name="N0">
      <style:table-cell-properties fo:border-bottom="0.99pt solid #000000" fo:border-left="none" fo:border-right="2.01pt solid #000000" fo:border-top="none"/>
    </style:style>
    <style:style style:name="ce48" style:family="table-cell" style:parent-style-name="Valeur_20_de_20_la_20_table_20_dynamique" style:data-style-name="N0">
      <style:table-cell-properties fo:border-bottom="none" fo:border-left="none" fo:border-right="2.01pt solid #000000" fo:border-top="0.99pt solid #000000"/>
    </style:style>
    <style:style style:name="ce49" style:family="table-cell" style:parent-style-name="Valeur_20_de_20_la_20_table_20_dynamique" style:data-style-name="N0">
      <style:table-cell-properties fo:border-bottom="none" fo:border-left="none" fo:border-right="2.01pt solid #000000" fo:border-top="none"/>
    </style:style>
    <style:style style:name="ce50" style:family="table-cell" style:parent-style-name="Résultat_20_de_20_la_20_table_20_dynamique" style:data-style-name="N0">
      <style:table-cell-properties fo:border-bottom="2.01pt solid #000000" fo:border-left="none" fo:border-right="2.01pt solid #000000" fo:border-top="0.99pt solid #000000"/>
    </style:style>
    <style:style style:name="ce51" style:family="table-cell" style:parent-style-name="Coin_20_de_20_la_20_table_20_dynamique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Champ_20_de_20_la_20_table_20_dynamique">
      <style:table-cell-properties fo:border-bottom="0.99pt solid #000000" fo:border-left="2.01pt solid #000000" fo:border-right="0.99pt solid #000000" fo:border-top="0.99pt solid #000000"/>
    </style:style>
    <style:style style:name="ce19" style:family="table-cell" style:parent-style-name="Catégorie_20_de_20_la_20_table_20_dynamique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Titre_20_de_20_la_20_table_20_dynamique" style:data-style-name="N0">
      <style:table-cell-properties fo:border-bottom="2.01pt solid #000000" fo:border-left="2.01pt solid #000000" fo:border-right="0.99pt solid #000000" fo:border-top="0.99pt solid #000000"/>
    </style:style>
    <style:style style:name="ce22" style:family="table-cell" style:parent-style-name="Coin_20_de_20_la_20_table_20_dynamique">
      <style:table-cell-properties fo:border-bottom="none" fo:border-left="2.01pt solid #000000" fo:border-right="0.99pt solid #000000" fo:border-top="2.01pt solid #000000"/>
    </style:style>
    <style:style style:name="ce23" style:family="table-cell" style:parent-style-name="Catégorie_20_de_20_la_20_table_20_dynamiq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Valeur_20_de_20_la_20_table_20_dynamique">
      <style:table-cell-properties fo:border-bottom="0.99pt solid #000000" fo:border-left="0.99pt solid #000000" fo:border-right="none" fo:border-top="none"/>
    </style:style>
    <style:style style:name="ce25" style:family="table-cell" style:parent-style-name="Valeur_20_de_20_la_20_table_20_dynamique" style:data-style-name="N0">
      <style:table-cell-properties fo:border-bottom="none" fo:border-left="0.99pt solid #000000" fo:border-right="none" fo:border-top="0.99pt solid #000000"/>
    </style:style>
    <style:style style:name="ce26" style:family="table-cell" style:parent-style-name="Valeur_20_de_20_la_20_table_20_dynamique" style:data-style-name="N0">
      <style:table-cell-properties fo:border-bottom="none" fo:border-left="0.99pt solid #000000" fo:border-right="none" fo:border-top="none"/>
    </style:style>
    <style:style style:name="ce27" style:family="table-cell" style:parent-style-name="Résultat_20_de_20_la_20_table_20_dynamique" style:data-style-name="N0">
      <style:table-cell-properties fo:border-bottom="2.01pt solid #000000" fo:border-left="0.99pt solid #000000" fo:border-right="none" fo:border-top="0.99pt solid #000000"/>
    </style:style>
    <style:style style:name="ce28" style:family="table-cell" style:parent-style-name="Champ_20_de_20_la_20_table_20_dynamique">
      <style:table-cell-properties fo:border-bottom="0.99pt solid #000000" fo:border-left="0.99pt solid #000000" fo:border-right="0.99pt solid #000000" fo:border-top="2.01pt solid #000000"/>
    </style:style>
    <style:style style:name="ce29" style:family="table-cell" style:parent-style-name="Catégorie_20_de_20_la_20_table_20_dynamique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Valeur_20_de_20_la_20_table_20_dynamique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Valeur_20_de_20_la_20_table_20_dynamique" style:data-style-name="N0">
      <style:table-cell-properties fo:border-bottom="none" fo:border-left="none" fo:border-right="2.01pt solid #000000" fo:border-top="0.99pt solid #000000"/>
    </style:style>
    <style:style style:name="ce32" style:family="table-cell" style:parent-style-name="Valeur_20_de_20_la_20_table_20_dynamique" style:data-style-name="N0">
      <style:table-cell-properties fo:border-bottom="none" fo:border-left="none" fo:border-right="2.01pt solid #000000" fo:border-top="none"/>
    </style:style>
    <style:style style:name="ce33" style:family="table-cell" style:parent-style-name="Résultat_20_de_20_la_20_table_20_dynamique" style:data-style-name="N0">
      <style:table-cell-properties fo:border-bottom="2.01pt solid #000000" fo:border-left="none" fo:border-right="2.01pt solid #000000" fo:border-top="0.99pt solid #000000"/>
    </style:style>
    <style:style style:name="ce34" style:family="table-cell" style:parent-style-name="Coin_20_de_20_la_20_table_20_dynamique">
      <style:table-cell-properties fo:border-bottom="0.99pt solid #000000" fo:border-left="none" fo:border-right="2.01pt solid #000000" fo:border-top="2.01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des.$A$1:.$A$9])" table:allow-empty-cell="true" table:display-list="unsorted" table:base-cell-address="nationalities.D179">
          <table:error-message table:message-type="stop" table:display="true"/>
        </table:content-validation>
      </table:content-validations>
      <table:table table:name="nationalities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tionality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code</text:p>
          </table:table-cell>
          <table:table-cell table:content-validation-name="val1" office:value-type="string" calcext:value-type="string">
            <text:p>continent</text:p>
          </table:table-cell>
        </table:table-row>
        <table:table-row table:style-name="ro1">
          <table:table-cell office:value-type="string" calcext:value-type="string">
            <text:p>United_Stat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Unite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America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meri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nited_Kingd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it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ritis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th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meric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meri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ite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dia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Colombi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lom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Océeanie</text:p>
          </table:table-cell>
        </table:table-row>
        <table:table-row table:style-name="ro1">
          <table:table-cell office:value-type="string" calcext:value-type="string">
            <text:p>Colombian_peopl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lom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Canadi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nad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nc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a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pan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enc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taly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apan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Océeanie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nad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ed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gand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gand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Canad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ad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rae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Israel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srae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Nigeri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ger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li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lg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tch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ss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n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l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rke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t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hile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le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m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tali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l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w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ss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ain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Austri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razili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zi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Bulgarian_nationality_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lg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ierra Leone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err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Sri Lank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i L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ed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ail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gen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angladesh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gl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Belgi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g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ilipi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ip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hana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Ghanai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hana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ec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iger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ger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ili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Po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le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z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zi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British_peop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anadian_Americ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ad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German_Americ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German_Emp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erm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Hungar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ung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ndian_peop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ia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Iran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ani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Italian_nationality_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al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xic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u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outh Afri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th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South_Afri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th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ki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United_States_of_Ameri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te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v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an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Austral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Océeanie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le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ne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m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uad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Filipino_peop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ip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German_Americ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ng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an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Ir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ish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Japanese_peop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pan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New_Zea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_Z</text:p>
          </table:table-cell>
          <table:table-cell table:content-validation-name="val1" office:value-type="string" calcext:value-type="string">
            <text:p>Océeani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er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w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Rwand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wand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Turkish_peop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ki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ugu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Uruguay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rugu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American_peo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ri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Azerbaijani_peo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zerb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zerbaijan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zerb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Brazilian_peo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zi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Canadian_Ameri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d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Colomb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om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Filipin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ip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k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ndian_Ameri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Indian_Americ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Irish_peo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ish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Libe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Norweg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w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kis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u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an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b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ierra_Leon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rr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Sri_Lan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ri_L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s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gand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content-validation-name="val1"/>
        </table:table-row>
        <table:table-row table:style-name="ro1">
          <table:table-cell office:value-type="string" calcext:value-type="string">
            <text:p>American and Gr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rgentine_Americ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en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rgentine_nationality_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en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Argentine_peo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en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Argenti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en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Austria-Hung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ustrian and Ame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ustrian_Ame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ustrian_Americ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gl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Belg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g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razil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zi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Canadian-Ame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hilean_peo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le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Chile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le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at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u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ban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ech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anish_Americ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is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Dutch_Ame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tch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Dutch_Americ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tch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l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erman_peo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hanaian_nationality_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ana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Guatema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te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Japanese_Ame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an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Japanese_Americ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an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Keny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nya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vi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Malaw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w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Mex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xic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Mexican_peo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xic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Nazi_Ger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zi_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pal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man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l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cott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t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eychell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ych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a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South Kor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Soviet_peo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ie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Sudane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dan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Swe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d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za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Tanzan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za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Trinidadians_and_Tobag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ni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ra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e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ez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ha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merican and 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merican, Cana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merican, Ger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merican, Turk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merican/Israe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merican; 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ol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Ango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ol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Argentine-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en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rgentine_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en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Arme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rmenian_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rmen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ustralian and 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ustralian/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ustrian &amp;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ustrian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Austrian_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ustr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zerbaij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erb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ar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elaru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ar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elgian and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g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elgian and Po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g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ohem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hem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iv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Boliv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iv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Boliv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iv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Bosnia_and_Herzegov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n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ritish - Irish - Cana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ritish and Sw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ritish, Austr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ritish, Span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ritish-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ritish-Ira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ritish/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ritish;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ritish_nationality_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ritish–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g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ulga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g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ulgar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g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u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ma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Burm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me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Cambo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bo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Canada and United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anadian and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anadian and Gr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anadian-born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ad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Catalan_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al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atalan_Americ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al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hamber_of_Representatives_(Belgiu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mb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Chinese-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ne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hinese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ne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Colombian_nationality_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m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Congol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go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at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a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Cub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ban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Cypr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pr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ypriot, 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pr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pru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zech-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ech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zech_Re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ech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Czech_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ech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zec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ech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a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e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anish-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s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Danish_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s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Danish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argin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g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ar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gi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Dual Irish/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Dual Turkish and 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Dutch and Belg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tch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Dutch,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tch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Dutch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tch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Egpyt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pyt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ypt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Egyp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ypt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Egypt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ypt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Eston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on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Ethnic_groups_in_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ni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Fl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nd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le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m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rench-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French_and_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French_nationality_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rench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enevan, and Swiss since 1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v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Georgia_(countr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German / 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German Australian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German,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German-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German-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German_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erman_nationality_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reat Bri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reek and 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k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Gree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k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na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Guatemalan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te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Han_Chi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_C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g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Hungarian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ng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ndia, United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a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n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n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Iranians_in_the_United_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an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el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srael and U.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e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Israeli-Cana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rae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talian and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Italian,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Italian;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Italian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Italy and 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y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Jamaican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ai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Jamaic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ai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rda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Karach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ac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Kazak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ak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Kingdom_of_Hungary_(1920–194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d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Koreans_in_the_United_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rea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Kyrgy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rgy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yrgy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v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acedo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ed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y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Mexic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Moldovan-British-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o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Montenegr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c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Motsw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sw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Mozamb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am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anm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Nep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pal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Netherlands_(terminolog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h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ew Zeal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Z</text:p>
          </table:table-cell>
          <table:table-cell table:content-validation-name="val1" office:value-type="string" calcext:value-type="string">
            <text:p>Océeanie</text:p>
          </table:table-cell>
        </table:table-row>
        <table:table-row table:style-name="ro1">
          <table:table-cell office:value-type="string" calcext:value-type="string">
            <text:p>North_Maced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orthern Ireland, Ireland, and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Northern_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Osset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set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Ottoman/Bulga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om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Ottoman_Emp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tom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PRC from 1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C f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Pakist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kis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Pakistani_nationality_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kis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Pakist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kis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Palestinian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es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Palestin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es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Papua New Guin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ua</text:p>
          </table:table-cell>
          <table:table-cell table:content-validation-name="val1" office:value-type="string" calcext:value-type="string">
            <text:p>Océeanie</text:p>
          </table:table-cell>
        </table:table-row>
        <table:table-row table:style-name="ro1">
          <table:table-cell office:value-type="string" calcext:value-type="string">
            <text:p>Papua_New_Gu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ua</text:p>
          </table:table-cell>
          <table:table-cell table:content-validation-name="val1" office:value-type="string" calcext:value-type="string">
            <text:p>Océeanie</text:p>
          </table:table-cell>
        </table:table-row>
        <table:table-row table:style-name="ro1">
          <table:table-cell office:value-type="string" calcext:value-type="string">
            <text:p>People's Republic of 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People's_Republic_of_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People_of_Pak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ú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n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oland - Aust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n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oland, United 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an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Polish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s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Polish,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s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Polish-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s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Polish_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olish_minority_in_Zaol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olish_minority_in_the_Czech_Re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olish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rus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us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rus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us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be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ébe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ROC until 1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 u</text:p>
          </table:table-cell>
          <table:table-cell table:content-validation-name="val1"/>
        </table:table-row>
        <table:table-row table:style-name="ro1">
          <table:table-cell office:value-type="string" calcext:value-type="string">
            <text:p>Republic_of_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ub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Russian_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Russian_Americ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Russian_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Russian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ss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and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Salvado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va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Salvado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va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Saudi Arab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udi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Saudi_Arabian_nationality_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udi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Scottish and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t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Scottish_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t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Scottish_Americ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t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Scottish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t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b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erbian /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b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Serbian / 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b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Se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b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erbs_of_Bosnia_and_Herzegov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b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ych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Sierra_Le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err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Singapor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a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v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love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v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outh_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Soviet and Rus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vie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pani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panish_peo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tate_of_Isr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</text:p>
          </table:table-cell>
          <table:table-cell table:content-validation-name="val1"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dan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Swiss, 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ss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Swiss_nationality_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ss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i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The Nether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rinida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i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Trinidadian and Tobago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i</text:p>
          </table:table-cell>
          <table:table-cell table:content-validation-name="val1"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Turkish/United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ki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Ukrain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ra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krain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rai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United States and Hunga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United States and Isr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</text:p>
          </table:table-cell>
          <table:table-cell table:content-validation-name="val1" office:value-type="string" calcext:value-type="string">
            <text:p>Double nat.</text:p>
          </table:table-cell>
        </table:table-row>
        <table:table-row table:style-name="ro1">
          <table:table-cell office:value-type="string" calcext:value-type="string">
            <text:p>United States permanent 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United_States_nationality_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e</text:p>
          </table:table-cell>
          <table:table-cell table:content-validation-name="val1"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Venezue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ez</text:p>
          </table:table-cell>
          <table:table-cell table:content-validation-name="val1"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tn</text:p>
          </table:table-cell>
          <table:table-cell table:content-validation-name="val1"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Weimar_Re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ma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West_Germ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_</text:p>
          </table:table-cell>
          <table:table-cell table:content-validation-name="val1"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Zamb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bi</text:p>
          </table:table-cell>
          <table:table-cell table:content-validation-name="val1" office:value-type="string" calcext:value-type="string">
            <text:p>Afrique</text:p>
          </table:table-cell>
        </table:table-row>
        <table:table-row table:style-name="ro1" table:number-rows-repeated="1048174">
          <table:table-cell table:number-columns-repeated="3"/>
          <table:table-cell table:content-validation-name="val1"/>
        </table:table-row>
        <table:table-row table:style-name="ro1">
          <table:table-cell table:number-columns-repeated="3"/>
          <table:table-cell table:content-validation-name="val1"/>
        </table:table-row>
      </table:table>
      <table:table table:name="Codes" table:style-name="ta1">
        <table:table-column table:style-name="co5" table:default-cell-style-name="Default"/>
        <table:table-row table:style-name="ro1"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m. Nord</text:p>
          </table:table-cell>
        </table:table-row>
        <table:table-row table:style-name="ro1">
          <table:table-cell office:value-type="string" calcext:value-type="string">
            <text:p>Am. Centr.</text:p>
          </table:table-cell>
        </table:table-row>
        <table:table-row table:style-name="ro1">
          <table:table-cell office:value-type="string" calcext:value-type="string">
            <text:p>Am. Sud</text:p>
          </table:table-cell>
        </table:table-row>
        <table:table-row table:style-name="ro1"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frique</text:p>
          </table:table-cell>
        </table:table-row>
        <table:table-row table:style-name="ro1">
          <table:table-cell office:value-type="string" calcext:value-type="string">
            <text:p>Océeanie</text:p>
          </table:table-cell>
        </table:table-row>
        <table:table-row table:style-name="ro1">
          <table:table-cell office:value-type="string" calcext:value-type="string">
            <text:p>Moy. Orient</text:p>
          </table:table-cell>
        </table:table-row>
        <table:table-row table:style-name="ro1">
          <table:table-cell office:value-type="string" calcext:value-type="string">
            <text:p>Double nat.</text:p>
          </table:table-cell>
        </table:table-row>
      </table:table>
      <table:table table:name="Table dynamique_nationalities_2" table:style-name="ta1">
        <table:table-column table:style-name="co4" table:default-cell-style-name="ce19"/>
        <table:table-column table:style-name="co4" table:default-cell-style-name="ce26"/>
        <table:table-column table:style-name="co4" table:default-cell-style-name="ce32"/>
        <table:table-row table:style-name="ro1">
          <table:table-cell table:style-name="ce18" office:value-type="string" calcext:value-type="string">
            <text:p>code</text:p>
          </table:table-cell>
          <table:table-cell table:style-name="ce23" office:value-type="string" calcext:value-type="string">
            <text:p>Compter - code</text:p>
          </table:table-cell>
          <table:table-cell table:style-name="ce29" office:value-type="string" calcext:value-type="string">
            <text:p>Somme - eff</text:p>
          </table:table-cell>
        </table:table-row>
        <table:table-row table:style-name="ro1">
          <table:table-cell office:value-type="string" calcext:value-type="string">
            <text:p>(vide)</text:p>
          </table:table-cell>
          <table:table-cell table:style-name="ce24"/>
          <table:table-cell table:style-name="ce30" office:value-type="float" office:value="2" calcext:value-type="float">
            <text:p>2</text:p>
          </table:table-cell>
        </table:table-row>
        <table:table-row table:style-name="ro1">
          <table:table-cell table:style-name="ce20" office:value-type="string" calcext:value-type="string">
            <text:p>Afgha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Ango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gen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men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tr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zer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ng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la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gi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he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zi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i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ulg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r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b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at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m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om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b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pr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p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n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rg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m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al 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cua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gpy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l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t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n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ip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in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a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em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renc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enev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ma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n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n_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ng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ndo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an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el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sh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sra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tali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ma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ord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a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a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g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rgy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tv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ce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a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xic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ld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o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sw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z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an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zi_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the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ew 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_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w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rw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sse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tom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ki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l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pu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p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l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li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ort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C 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us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b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éb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u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 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si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wa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lv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ud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ot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b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b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y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er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ing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ov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v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ani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i 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i_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wed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t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nz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i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e 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Total Résultat</text:p>
          </table:table-cell>
          <table:table-cell table:style-name="ce27" office:value-type="float" office:value="399" calcext:value-type="float">
            <text:p>399</text:p>
          </table:table-cell>
          <table:table-cell table:style-name="ce33" office:value-type="float" office:value="2113" calcext:value-type="float">
            <text:p>2113</text:p>
          </table:table-cell>
        </table:table-row>
        <table:table-row table:style-name="ro1">
          <table:table-cell office:value-type="string" calcext:value-type="string">
            <text:p>Trin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rk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urk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gand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kra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ite</text:p>
          </table:table-cell>
          <table:table-cell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Urug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ene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et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_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mb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22"/>
          <table:table-cell table:style-name="ce28" office:value-type="string" calcext:value-type="string">
            <text:p>Données</text:p>
          </table:table-cell>
          <table:table-cell table:style-name="ce34"/>
        </table:table-row>
      </table:table>
      <table:table table:name="Table dynamique_nationalities_1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Table dynamique_nationalities_2'.A1:'Table dynamique_nationalities_2'.C172">
          <table:sort>
            <table:sort-by table:field-number="0" table:data-type="automatic"/>
          </table:sort>
        </table:database-range>
        <table:database-range table:name="__Anonymous_Sheet_DB__3" table:target-range-address="'Table dynamique_nationalities_1'.A1:'Table dynamique_nationalities_1'.B171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Table dynamique_nationalities_2'.A1:'Table dynamique_nationalities_2'.C172" table:buttons="'Table dynamique_nationalities_2'.A1 'Table dynamique_nationalities_2'.B172" table:show-filter-button="false" table:drill-down-on-double-click="false">
          <table:source-cell-range table:cell-range-address="nationalities.B1:nationalities.C4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de" table:orientation="row" table:used-hierarchy="0" table:function="auto">
            <table:data-pilot-level table:show-empty="false" calcext:repeat-item-labels="false">
              <table:data-pilot-members>
                <table:data-pilot-member table:name="Afgha" table:display="true" table:show-details="true"/>
                <table:data-pilot-member table:name="Ameri" table:display="true" table:show-details="true"/>
                <table:data-pilot-member table:name="Angol" table:display="true" table:show-details="true"/>
                <table:data-pilot-member table:name="Argen" table:display="true" table:show-details="true"/>
                <table:data-pilot-member table:name="Armen" table:display="true" table:show-details="true"/>
                <table:data-pilot-member table:name="Austr" table:display="true" table:show-details="true"/>
                <table:data-pilot-member table:name="Azerb" table:display="true" table:show-details="true"/>
                <table:data-pilot-member table:name="Bangl" table:display="true" table:show-details="true"/>
                <table:data-pilot-member table:name="Belar" table:display="true" table:show-details="true"/>
                <table:data-pilot-member table:name="Belgi" table:display="true" table:show-details="true"/>
                <table:data-pilot-member table:name="Bohem" table:display="true" table:show-details="true"/>
                <table:data-pilot-member table:name="Boliv" table:display="true" table:show-details="true"/>
                <table:data-pilot-member table:name="Bosni" table:display="true" table:show-details="true"/>
                <table:data-pilot-member table:name="Brazi" table:display="true" table:show-details="true"/>
                <table:data-pilot-member table:name="Brita" table:display="true" table:show-details="true"/>
                <table:data-pilot-member table:name="Briti" table:display="true" table:show-details="true"/>
                <table:data-pilot-member table:name="Bulga" table:display="true" table:show-details="true"/>
                <table:data-pilot-member table:name="Burma" table:display="true" table:show-details="true"/>
                <table:data-pilot-member table:name="Burme" table:display="true" table:show-details="true"/>
                <table:data-pilot-member table:name="Cambo" table:display="true" table:show-details="true"/>
                <table:data-pilot-member table:name="Canad" table:display="true" table:show-details="true"/>
                <table:data-pilot-member table:name="Catal" table:display="true" table:show-details="true"/>
                <table:data-pilot-member table:name="Chamb" table:display="true" table:show-details="true"/>
                <table:data-pilot-member table:name="Chile" table:display="true" table:show-details="true"/>
                <table:data-pilot-member table:name="China" table:display="true" table:show-details="true"/>
                <table:data-pilot-member table:name="Chine" table:display="true" table:show-details="true"/>
                <table:data-pilot-member table:name="Colom" table:display="true" table:show-details="true"/>
                <table:data-pilot-member table:name="Congo" table:display="true" table:show-details="true"/>
                <table:data-pilot-member table:name="Croat" table:display="true" table:show-details="true"/>
                <table:data-pilot-member table:name="Cuba" table:display="true" table:show-details="true"/>
                <table:data-pilot-member table:name="Cuban" table:display="true" table:show-details="true"/>
                <table:data-pilot-member table:name="Cypri" table:display="true" table:show-details="true"/>
                <table:data-pilot-member table:name="Cypru" table:display="true" table:show-details="true"/>
                <table:data-pilot-member table:name="Czech" table:display="true" table:show-details="true"/>
                <table:data-pilot-member table:name="Danes" table:display="true" table:show-details="true"/>
                <table:data-pilot-member table:name="Danis" table:display="true" table:show-details="true"/>
                <table:data-pilot-member table:name="Dargi" table:display="true" table:show-details="true"/>
                <table:data-pilot-member table:name="Denma" table:display="true" table:show-details="true"/>
                <table:data-pilot-member table:name="Dual " table:display="true" table:show-details="true"/>
                <table:data-pilot-member table:name="Dutch" table:display="true" table:show-details="true"/>
                <table:data-pilot-member table:name="Ecuad" table:display="true" table:show-details="true"/>
                <table:data-pilot-member table:name="Egpyt" table:display="true" table:show-details="true"/>
                <table:data-pilot-member table:name="Egypt" table:display="true" table:show-details="true"/>
                <table:data-pilot-member table:name="Engla" table:display="true" table:show-details="true"/>
                <table:data-pilot-member table:name="Engli" table:display="true" table:show-details="true"/>
                <table:data-pilot-member table:name="Eston" table:display="true" table:show-details="true"/>
                <table:data-pilot-member table:name="Ethni" table:display="true" table:show-details="true"/>
                <table:data-pilot-member table:name="Filip" table:display="true" table:show-details="true"/>
                <table:data-pilot-member table:name="Finla" table:display="true" table:show-details="true"/>
                <table:data-pilot-member table:name="Fland" table:display="true" table:show-details="true"/>
                <table:data-pilot-member table:name="Flemi" table:display="true" table:show-details="true"/>
                <table:data-pilot-member table:name="Franc" table:display="true" table:show-details="true"/>
                <table:data-pilot-member table:name="Frenc" table:display="true" table:show-details="true"/>
                <table:data-pilot-member table:name="Genev" table:display="true" table:show-details="true"/>
                <table:data-pilot-member table:name="Georg" table:display="true" table:show-details="true"/>
                <table:data-pilot-member table:name="Germa" table:display="true" table:show-details="true"/>
                <table:data-pilot-member table:name="Ghana" table:display="true" table:show-details="true"/>
                <table:data-pilot-member table:name="Great" table:display="true" table:show-details="true"/>
                <table:data-pilot-member table:name="Greec" table:display="true" table:show-details="true"/>
                <table:data-pilot-member table:name="Greek" table:display="true" table:show-details="true"/>
                <table:data-pilot-member table:name="Grena" table:display="true" table:show-details="true"/>
                <table:data-pilot-member table:name="Guate" table:display="true" table:show-details="true"/>
                <table:data-pilot-member table:name="Han_C" table:display="true" table:show-details="true"/>
                <table:data-pilot-member table:name="Hunga" table:display="true" table:show-details="true"/>
                <table:data-pilot-member table:name="India" table:display="true" table:show-details="true"/>
                <table:data-pilot-member table:name="Indon" table:display="true" table:show-details="true"/>
                <table:data-pilot-member table:name="Iran" table:display="true" table:show-details="true"/>
                <table:data-pilot-member table:name="Irani" table:display="true" table:show-details="true"/>
                <table:data-pilot-member table:name="Irela" table:display="true" table:show-details="true"/>
                <table:data-pilot-member table:name="Irish" table:display="true" table:show-details="true"/>
                <table:data-pilot-member table:name="Israe" table:display="true" table:show-details="true"/>
                <table:data-pilot-member table:name="Itali" table:display="true" table:show-details="true"/>
                <table:data-pilot-member table:name="Italy" table:display="true" table:show-details="true"/>
                <table:data-pilot-member table:name="Jamai" table:display="true" table:show-details="true"/>
                <table:data-pilot-member table:name="Japan" table:display="true" table:show-details="true"/>
                <table:data-pilot-member table:name="Jorda" table:display="true" table:show-details="true"/>
                <table:data-pilot-member table:name="Karac" table:display="true" table:show-details="true"/>
                <table:data-pilot-member table:name="Kazak" table:display="true" table:show-details="true"/>
                <table:data-pilot-member table:name="Kenya" table:display="true" table:show-details="true"/>
                <table:data-pilot-member table:name="Kingd" table:display="true" table:show-details="true"/>
                <table:data-pilot-member table:name="Korea" table:display="true" table:show-details="true"/>
                <table:data-pilot-member table:name="Kyrgy" table:display="true" table:show-details="true"/>
                <table:data-pilot-member table:name="Latvi" table:display="true" table:show-details="true"/>
                <table:data-pilot-member table:name="Liber" table:display="true" table:show-details="true"/>
                <table:data-pilot-member table:name="Maced" table:display="true" table:show-details="true"/>
                <table:data-pilot-member table:name="Malaw" table:display="true" table:show-details="true"/>
                <table:data-pilot-member table:name="Malay" table:display="true" table:show-details="true"/>
                <table:data-pilot-member table:name="Mexic" table:display="true" table:show-details="true"/>
                <table:data-pilot-member table:name="Moldo" table:display="true" table:show-details="true"/>
                <table:data-pilot-member table:name="Monte" table:display="true" table:show-details="true"/>
                <table:data-pilot-member table:name="Moroc" table:display="true" table:show-details="true"/>
                <table:data-pilot-member table:name="Motsw" table:display="true" table:show-details="true"/>
                <table:data-pilot-member table:name="Mozam" table:display="true" table:show-details="true"/>
                <table:data-pilot-member table:name="Myanm" table:display="true" table:show-details="true"/>
                <table:data-pilot-member table:name="Nazi_" table:display="true" table:show-details="true"/>
                <table:data-pilot-member table:name="Nepal" table:display="true" table:show-details="true"/>
                <table:data-pilot-member table:name="Nethe" table:display="true" table:show-details="true"/>
                <table:data-pilot-member table:name="New Z" table:display="true" table:show-details="true"/>
                <table:data-pilot-member table:name="New_Z" table:display="true" table:show-details="true"/>
                <table:data-pilot-member table:name="Niger" table:display="true" table:show-details="true"/>
                <table:data-pilot-member table:name="North" table:display="true" table:show-details="true"/>
                <table:data-pilot-member table:name="Norwa" table:display="true" table:show-details="true"/>
                <table:data-pilot-member table:name="Norwe" table:display="true" table:show-details="true"/>
                <table:data-pilot-member table:name="Osset" table:display="true" table:show-details="true"/>
                <table:data-pilot-member table:name="Ottom" table:display="true" table:show-details="true"/>
                <table:data-pilot-member table:name="Pakis" table:display="true" table:show-details="true"/>
                <table:data-pilot-member table:name="Pales" table:display="true" table:show-details="true"/>
                <table:data-pilot-member table:name="Papua" table:display="true" table:show-details="true"/>
                <table:data-pilot-member table:name="Peopl" table:display="true" table:show-details="true"/>
                <table:data-pilot-member table:name="Peru" table:display="true" table:show-details="true"/>
                <table:data-pilot-member table:name="Perú" table:display="true" table:show-details="true"/>
                <table:data-pilot-member table:name="Phili" table:display="true" table:show-details="true"/>
                <table:data-pilot-member table:name="Polan" table:display="true" table:show-details="true"/>
                <table:data-pilot-member table:name="Poles" table:display="true" table:show-details="true"/>
                <table:data-pilot-member table:name="Polis" table:display="true" table:show-details="true"/>
                <table:data-pilot-member table:name="Portu" table:display="true" table:show-details="true"/>
                <table:data-pilot-member table:name="PRC f" table:display="true" table:show-details="true"/>
                <table:data-pilot-member table:name="Pruss" table:display="true" table:show-details="true"/>
                <table:data-pilot-member table:name="Quebe" table:display="true" table:show-details="true"/>
                <table:data-pilot-member table:name="Québe" table:display="true" table:show-details="true"/>
                <table:data-pilot-member table:name="Repub" table:display="true" table:show-details="true"/>
                <table:data-pilot-member table:name="ROC u" table:display="true" table:show-details="true"/>
                <table:data-pilot-member table:name="Roman" table:display="true" table:show-details="true"/>
                <table:data-pilot-member table:name="Russi" table:display="true" table:show-details="true"/>
                <table:data-pilot-member table:name="Rwand" table:display="true" table:show-details="true"/>
                <table:data-pilot-member table:name="Salva" table:display="true" table:show-details="true"/>
                <table:data-pilot-member table:name="Saudi" table:display="true" table:show-details="true"/>
                <table:data-pilot-member table:name="Scotl" table:display="true" table:show-details="true"/>
                <table:data-pilot-member table:name="Scott" table:display="true" table:show-details="true"/>
                <table:data-pilot-member table:name="Serbi" table:display="true" table:show-details="true"/>
                <table:data-pilot-member table:name="Serbs" table:display="true" table:show-details="true"/>
                <table:data-pilot-member table:name="Seych" table:display="true" table:show-details="true"/>
                <table:data-pilot-member table:name="Sierr" table:display="true" table:show-details="true"/>
                <table:data-pilot-member table:name="Singa" table:display="true" table:show-details="true"/>
                <table:data-pilot-member table:name="Slova" table:display="true" table:show-details="true"/>
                <table:data-pilot-member table:name="Slove" table:display="true" table:show-details="true"/>
                <table:data-pilot-member table:name="South" table:display="true" table:show-details="true"/>
                <table:data-pilot-member table:name="Sovie" table:display="true" table:show-details="true"/>
                <table:data-pilot-member table:name="Spain" table:display="true" table:show-details="true"/>
                <table:data-pilot-member table:name="Spani" table:display="true" table:show-details="true"/>
                <table:data-pilot-member table:name="Sri L" table:display="true" table:show-details="true"/>
                <table:data-pilot-member table:name="Sri_L" table:display="true" table:show-details="true"/>
                <table:data-pilot-member table:name="State" table:display="true" table:show-details="true"/>
                <table:data-pilot-member table:name="Sudan" table:display="true" table:show-details="true"/>
                <table:data-pilot-member table:name="Swede" table:display="true" table:show-details="true"/>
                <table:data-pilot-member table:name="Swedi" table:display="true" table:show-details="true"/>
                <table:data-pilot-member table:name="Swiss" table:display="true" table:show-details="true"/>
                <table:data-pilot-member table:name="Switz" table:display="true" table:show-details="true"/>
                <table:data-pilot-member table:name="Tanza" table:display="true" table:show-details="true"/>
                <table:data-pilot-member table:name="Thai" table:display="true" table:show-details="true"/>
                <table:data-pilot-member table:name="Thail" table:display="true" table:show-details="true"/>
                <table:data-pilot-member table:name="The N" table:display="true" table:show-details="true"/>
                <table:data-pilot-member table:name="Trini" table:display="true" table:show-details="true"/>
                <table:data-pilot-member table:name="Turke" table:display="true" table:show-details="true"/>
                <table:data-pilot-member table:name="Turki" table:display="true" table:show-details="true"/>
                <table:data-pilot-member table:name="Ugand" table:display="true" table:show-details="true"/>
                <table:data-pilot-member table:name="UK" table:display="true" table:show-details="true"/>
                <table:data-pilot-member table:name="Ukrai" table:display="true" table:show-details="true"/>
                <table:data-pilot-member table:name="Unite" table:display="true" table:show-details="true"/>
                <table:data-pilot-member table:name="Urugu" table:display="true" table:show-details="true"/>
                <table:data-pilot-member table:name="US" table:display="true" table:show-details="true"/>
                <table:data-pilot-member table:name="USA" table:display="true" table:show-details="true"/>
                <table:data-pilot-member table:name="Venez" table:display="true" table:show-details="true"/>
                <table:data-pilot-member table:name="vian" table:display="true" table:show-details="true"/>
                <table:data-pilot-member table:name="Vietn" table:display="true" table:show-details="true"/>
                <table:data-pilot-member table:name="Weima" table:display="true" table:show-details="true"/>
                <table:data-pilot-member table:name="West_" table:display="true" table:show-details="true"/>
                <table:data-pilot-member table:name="Zambi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de" table:orientation="data" table:used-hierarchy="-1" table:function="count">
            <table:data-pilot-level calcext:repeat-item-labels="false"/>
          </table:data-pilot-field>
          <table:data-pilot-field table:source-field-name="eff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8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9" table:display="true" table:show-details="true"/>
                <table:data-pilot-member table:name="51" table:display="true" table:show-details="true"/>
                <table:data-pilot-member table:name="55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72" table:display="true" table:show-details="true"/>
                <table:data-pilot-member table:name="145" table:display="true" table:show-details="true"/>
                <table:data-pilot-member table:name="3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in_20_de_20_la_20_table_20_dynamique" style:display-name="Coin de la table dynamique" style:family="table-cell" style:parent-style-name="Default"/>
    <style:style style:name="Valeur_20_de_20_la_20_table_20_dynamique" style:display-name="Valeur de la table dynamique" style:family="table-cell" style:parent-style-name="Default"/>
    <style:style style:name="Champ_20_de_20_la_20_table_20_dynamique" style:display-name="Champ de la table dynamique" style:family="table-cell" style:parent-style-name="Default"/>
    <style:style style:name="Catégorie_20_de_20_la_20_table_20_dynamique" style:display-name="Catégorie de la table dynamique" style:family="table-cell" style:parent-style-name="Default">
      <style:table-cell-properties style:text-align-source="fix" style:repeat-content="false"/>
      <style:paragraph-properties fo:text-align="start"/>
    </style:style>
    <style:style style:name="Titre_20_de_20_la_20_table_20_dynamique" style:display-name="Titre de la table dynamiqu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e_20_la_20_table_20_dynamique" style:display-name="Résultat de la table dynamique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 style:data-style-name="N2" text:time-value="23:14:07.680881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dc:date>2021-05-02T23:23:54.639368991</dc:date>
    <dc:creator>Francesco</dc:creator>
    <meta:editing-duration>PT1H9M8S</meta:editing-duration>
    <meta:editing-cycles>17</meta:editing-cycles>
    <meta:document-statistic meta:table-count="4" meta:cell-count="2112" meta:object-count="0"/>
  </office:meta>
</office:document-meta>
</file>